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JUDO3F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DO3F" table:style-name="ta1">
        <office:forms form:automatic-focus="false" form:apply-design-mode="false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OUZ</text:p>
          </table:table-cell>
          <table:table-cell office:value-type="string" calcext:value-type="string">
            <text:p>Group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ko</text:p>
          </table:table-cell>
          <table:table-cell office:value-type="float" office:value="25.4" calcext:value-type="float">
            <text:p>25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te</text:p>
          </table:table-cell>
          <table:table-cell office:value-type="float" office:value="14.7" calcext:value-type="float">
            <text:p>14.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me</text:p>
          </table:table-cell>
          <table:table-cell office:value-type="float" office:value="16.4" calcext:value-type="float">
            <text:p>16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e</text:p>
          </table:table-cell>
          <table:table-cell office:value-type="float" office:value="15.3" calcext:value-type="float">
            <text:p>15.3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re</text:p>
          </table:table-cell>
          <table:table-cell office:value-type="float" office:value="17.4" calcext:value-type="float">
            <text:p>17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te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v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ipe</text:p>
          </table:table-cell>
          <table:table-cell office:value-type="float" office:value="19.4" calcext:value-type="float">
            <text:p>19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no</text:p>
          </table:table-cell>
          <table:table-cell office:value-type="float" office:value="14.7" calcext:value-type="float">
            <text:p>14.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rko</text:p>
          </table:table-cell>
          <table:table-cell office:value-type="float" office:value="18" calcext:value-type="float">
            <text:p>1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nko</text:p>
          </table:table-cell>
          <table:table-cell office:value-type="float" office:value="15.2" calcext:value-type="float">
            <text:p>15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nko</text:p>
          </table:table-cell>
          <table:table-cell office:value-type="float" office:value="16" calcext:value-type="float">
            <text:p>1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rko</text:p>
          </table:table-cell>
          <table:table-cell office:value-type="float" office:value="13.7" calcext:value-type="float">
            <text:p>13.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imir</text:p>
          </table:table-cell>
          <table:table-cell office:value-type="float" office:value="18.2" calcext:value-type="float">
            <text:p>18.2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ni</text:p>
          </table:table-cell>
          <table:table-cell office:value-type="float" office:value="15.9" calcext:value-type="float">
            <text:p>15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7" calcext:value-type="float">
            <text:p>14.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3" calcext:value-type="float">
            <text:p>13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1" calcext:value-type="float">
            <text:p>15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1" calcext:value-type="float">
            <text:p>16.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9" calcext:value-type="float">
            <text:p>12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2" calcext:value-type="float">
            <text:p>12.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7" calcext:value-type="float">
            <text:p>12.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2" calcext:value-type="float">
            <text:p>16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5" calcext:value-type="float">
            <text:p>13.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8" calcext:value-type="float">
            <text:p>11.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7" calcext:value-type="float">
            <text:p>11.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4" calcext:value-type="float">
            <text:p>13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1" calcext:value-type="float">
            <text:p>17.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8" calcext:value-type="float">
            <text:p>13.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5" calcext:value-type="float">
            <text:p>15.5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.3" calcext:value-type="float">
            <text:p>19.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2" calcext:value-type="float">
            <text:p>16.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9" calcext:value-type="float">
            <text:p>16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1" calcext:value-type="float">
            <text:p>12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8" calcext:value-type="float">
            <text:p>16.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6" calcext:value-type="float">
            <text:p>11.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9" calcext:value-type="float">
            <text:p>12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3" calcext:value-type="float">
            <text:p>11.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3" calcext:value-type="float">
            <text:p>14.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5" calcext:value-type="float">
            <text:p>19.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.6" calcext:value-type="float">
            <text:p>18.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.6" calcext:value-type="float">
            <text:p>18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.9" calcext:value-type="float">
            <text:p>22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.8" calcext:value-type="float">
            <text:p>19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4" calcext:value-type="float">
            <text:p>13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.2" calcext:value-type="float">
            <text:p>18.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5" calcext:value-type="float">
            <text:p>14.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5" calcext:value-type="float">
            <text:p>16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4" calcext:value-type="float">
            <text:p>16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.9" calcext:value-type="float">
            <text:p>28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.5" calcext:value-type="float">
            <text:p>13.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6" calcext:value-type="float">
            <text:p>13.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9" calcext:value-type="float">
            <text:p>11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2" calcext:value-type="float">
            <text:p>18.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I</text:p>
          </table:table-cell>
          <table:table-cell table:number-columns-repeated="1013"/>
        </table:table-row>
        <table:table-row table:style-name="ro1" table:number-rows-repeated="1048514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Vrhovi_20_strelic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kn</number:text>
    </number:number-style>
    <number:number-style style:name="N130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kn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kn</number:text>
    </number:number-style>
    <number:number-style style:name="N13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kn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34P0"/>
    </number:number-style>
    <number:date-style style:name="N135">
      <number:day/>
      <number:text>.</number:text>
      <number:month/>
      <number:text>.</number:text>
      <number:year number:style="long"/>
    </number:date-style>
    <number:date-style style:name="N136">
      <number:day/>
      <number:text>.</number:text>
      <number:month number:textual="true"/>
      <number:text>.</number:text>
      <number:year/>
    </number:date-style>
    <number:date-style style:name="N137">
      <number:day/>
      <number:text>.</number:text>
      <number:month number:textual="true"/>
    </number:date-style>
    <number:date-style style:name="N138">
      <number:month number:textual="true"/>
      <number:text>.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    </number:text>
    </number:number-style>
    <number:number-style style:name="N145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   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    </number:text>
    </number:number-style>
    <number:number-style style:name="N14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   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3P2" style:volatile="true">
      <number:text> </number:text>
      <number:fill-character> </number:fill-character>
      <number:text>-  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57P2" style:volatile="true">
      <number:text> </number:text>
      <number:fill-character> </number:fill-character>
      <number:text>- kn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Vrhovi_20_strelica_20_1" draw:display-name="Vrhovi strelic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2:19:00.4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UDO3F" style:display-name="PageStyle_JUDO3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1T17:35:38</meta:creation-date>
    <dc:date>2023-10-19T12:19:33.448000000</dc:date>
    <meta:generator>LibreOffice/7.6.2.1$Windows_X86_64 LibreOffice_project/56f7684011345957bbf33a7ee678afaf4d2ba333</meta:generator>
    <meta:editing-duration>PT33S</meta:editing-duration>
    <meta:editing-cycles>1</meta:editing-cycles>
    <meta:document-statistic meta:table-count="1" meta:cell-count="244" meta:object-count="0"/>
    <meta:user-defined meta:name="AppVersion">16.0300</meta:user-defined>
  </office:meta>
</office:document-meta>
</file>